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font-size="8pt" fo:font-style="italic" officeooo:rsid="001effb2" officeooo:paragraph-rsid="001effb2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end" style:justify-single-word="false"/>
      <style:text-properties style:font-name="arial" fo:font-size="8pt" fo:font-style="italic" officeooo:rsid="0029b2bf" officeooo:paragraph-rsid="001d5b6d" style:font-size-asian="8pt" style:font-style-asian="italic" style:font-size-complex="8pt" style:font-style-complex="italic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9pt" officeooo:rsid="0016e275" officeooo:paragraph-rsid="0016e275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9pt" officeooo:rsid="00192ab8" officeooo:paragraph-rsid="00192ab8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9pt" officeooo:rsid="001b1a0f" officeooo:paragraph-rsid="001b1a0f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9pt" officeooo:rsid="001b1a0f" officeooo:paragraph-rsid="0025b67c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9pt" officeooo:rsid="001baeaf" officeooo:paragraph-rsid="001baeaf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9pt" officeooo:paragraph-rsid="00155e22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9pt" officeooo:paragraph-rsid="00150ace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9pt" officeooo:rsid="00208396" officeooo:paragraph-rsid="00208396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9pt" officeooo:rsid="00244a69" officeooo:paragraph-rsid="00244a69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9pt" fo:font-weight="bold" officeooo:rsid="00150ace" officeooo:paragraph-rsid="00150ace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9pt" fo:font-weight="bold" officeooo:rsid="001baeaf" officeooo:paragraph-rsid="001baeaf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officeooo:rsid="001d5b6d" officeooo:paragraph-rsid="001d5b6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8pt" officeooo:paragraph-rsid="001d5b6d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officeooo:rsid="00192ab8" officeooo:paragraph-rsid="00192ab8"/>
    </style:style>
    <style:style style:name="P19" style:family="paragraph" style:parent-style-name="Standard">
      <style:paragraph-properties fo:text-align="justify" style:justify-single-word="false"/>
      <style:text-properties officeooo:paragraph-rsid="00150ace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150ace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155e22"/>
    </style:style>
    <style:style style:name="P22" style:family="paragraph" style:parent-style-name="Standard">
      <style:paragraph-properties fo:text-align="justify" style:justify-single-word="false"/>
      <style:text-properties officeooo:paragraph-rsid="00155e22"/>
    </style:style>
    <style:style style:name="P23" style:family="paragraph" style:parent-style-name="Standard" style:list-style-name="L3">
      <style:paragraph-properties fo:text-align="justify" style:justify-single-word="false"/>
      <style:text-properties officeooo:paragraph-rsid="00155e22"/>
    </style:style>
    <style:style style:name="T1" style:family="text">
      <style:text-properties officeooo:rsid="00150a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2ab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officeooo:rsid="00150ace" style:font-size-asian="9pt" style:font-size-complex="9pt"/>
    </style:style>
    <style:style style:name="T8" style:family="text">
      <style:text-properties style:font-name="arial" fo:font-size="9pt" officeooo:rsid="00155e22" style:font-size-asian="9pt" style:font-size-complex="9pt"/>
    </style:style>
    <style:style style:name="T9" style:family="text">
      <style:text-properties style:font-name="arial" fo:font-size="9pt" officeooo:rsid="00192ab8" style:font-size-asian="9pt" style:font-size-complex="9pt"/>
    </style:style>
    <style:style style:name="T10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1" style:family="text">
      <style:text-properties style:font-name="arial" fo:font-size="9pt" fo:font-style="italic" officeooo:rsid="00192ab8" style:font-size-asian="9pt" style:font-style-asian="italic" style:font-size-complex="9pt" style:font-style-complex="italic"/>
    </style:style>
    <style:style style:name="T12" style:family="text">
      <style:text-properties officeooo:rsid="0016e275"/>
    </style:style>
    <style:style style:name="T13" style:family="text">
      <style:text-properties officeooo:rsid="0017dc3b"/>
    </style:style>
    <style:style style:name="T14" style:family="text">
      <style:text-properties officeooo:rsid="00192ab8"/>
    </style:style>
    <style:style style:name="T15" style:family="text">
      <style:text-properties officeooo:rsid="001baeaf"/>
    </style:style>
    <style:style style:name="T16" style:family="text">
      <style:text-properties officeooo:rsid="001d5b6d"/>
    </style:style>
    <style:style style:name="T17" style:family="text">
      <style:text-properties style:text-underline-style="solid" style:text-underline-width="auto" style:text-underline-color="font-color" fo:font-weight="bold" officeooo:rsid="001d5b6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6">Cuenta Bancaria</text:p>
      <text:p text:style-name="P3"/>
      <text:p text:style-name="P9">El Banco <text:span text:style-name="T1">Credicoop</text:span> maneja dos tipos de cuenta para ofrecerle a sus clientes: <text:span text:style-name="T2">Caja de Ahorro</text:span> y <text:span text:style-name="T2">Cuenta Corriente</text:span>, estos dos tipos de cuenta permiten realizar <text:span text:style-name="T1">las</text:span> operaciones: <text:span text:style-name="T3">debitar</text:span> y <text:span text:style-name="T3">acreditar</text:span> un monto determinado.</text:p>
      <text:p text:style-name="P14"/>
      <text:p text:style-name="P14">Operaciones</text:p>
      <text:p text:style-name="P19"><text:span text:style-name="T10">Caja de Ahorro</text:span><text:span text:style-name="T6">: </text:span></text:p>
      <text:list xml:id="list4261202128" text:style-name="L2">
        <text:list-item>
          <text:p text:style-name="P20"><text:span text:style-name="T11">debitar</text:span><text:span text:style-name="T7">: </text:span><text:span text:style-name="T9">E</text:span><text:span text:style-name="T6">xtrae </text:span><text:span text:style-name="T9">del saldo</text:span><text:span text:style-name="T6"> </text:span><text:span text:style-name="T7">un</text:span><text:span text:style-name="T6"> monto si</text:span><text:span text:style-name="T7">empre y cuando el saldo sea mayor o igual a dicho monto</text:span><text:span text:style-name="T6">, caso contrario se debe arrojar un error </text:span><text:span text:style-name="T7">con la leyenda: “Saldo insuficiente.”.</text:span></text:p>
        </text:list-item>
        <text:list-item>
          <text:p text:style-name="P21"><text:span text:style-name="T11">acreditar</text:span><text:span text:style-name="T8">: </text:span><text:span text:style-name="T9">Incrementa</text:span><text:span text:style-name="T8"> el saldo con el monto depositado.</text:span></text:p>
        </text:list-item>
      </text:list>
      <text:p text:style-name="P22"><text:span text:style-name="T10">Cuenta Corriente</text:span><text:span text:style-name="T6">:</text:span></text:p>
      <text:list xml:id="list4221305917" text:style-name="L3">
        <text:list-item>
          <text:p text:style-name="P23"><text:span text:style-name="T11">debitar</text:span><text:span text:style-name="T6">: </text:span><text:span text:style-name="T7">Se podrá estraer un monto siempre y cuando </text:span><text:span text:style-name="T6">el saldo no </text:span><text:span text:style-name="T7">sea mayor</text:span><text:span text:style-name="T6"> </text:span><text:span text:style-name="T7">a</text:span><text:span text:style-name="T6">l límite acordado con el Banco, </text:span><text:span text:style-name="T7">caso contrario se debe arrojar un con la leyenda: “Ha sobrepasado el límite disponible”.</text:span></text:p>
        </text:list-item>
        <text:list-item>
          <text:p text:style-name="P23"><text:span text:style-name="T11">acreditar</text:span><text:span text:style-name="T8">: Consiste en incrementar el saldo con el monto depositado.</text:span></text:p>
        </text:list-item>
      </text:list>
      <text:p text:style-name="P18"><text:span text:style-name="T8">L</text:span><text:span text:style-name="T6">as operaciones en ambos tipos de cuenta deben retornar el nuevo saldo de la cuenta.</text:span></text:p>
      <text:p text:style-name="P10"/>
      <text:p text:style-name="P11">Ahora bien, las cuentas pueden estar: <text:span text:style-name="T2">habilitadas</text:span>, <text:span text:style-name="T2">embargadas</text:span> o <text:span text:style-name="T2">inhabilitadas</text:span>; esto afecta la operatoria de las mismas <text:span text:style-name="T13">de igual manera para las Cajas de Ahorro y las Cuentas corrientes</text:span>. <text:span text:style-name="T13">Si una cuenta</text:span> está habilitada, la operatoria es la normal; si está embargada se retiene el 30% de cada <text:span text:style-name="T14">acreditación</text:span><text:span text:style-name="T12">,</text:span> y el 2% de cada <text:span text:style-name="T14">debito</text:span>; en cambio si la misma está inhabilitada no se pemiten realizar <text:span text:style-name="T14">debitos</text:span> <text:span text:style-name="T12">arrojando un error con la leyenda: “Cuenta inhabilitada.”,</text:span> y <text:span text:style-name="T12"><text:s/></text:span>en cuanto a las acreditaciones, las mismas son afectedas <text:span text:style-name="T12">reteniendo</text:span> un 3% <text:span text:style-name="T12">de</text:span> cada una de ellas.</text:p>
      <text:p text:style-name="P5">Las operaciones <text:s/>deben generar un movimiento en la cuenta, y cada cuenta debe guardar todos los movimientos. El movimiento consta de los datos: monto final, tipo de movimiento (debito o credito) y una leyenda.</text:p>
      <text:p text:style-name="P4"/>
      <text:p text:style-name="P9">Al crearse una cuenta para un cliente, la misma estará habilitada, y según el tipo de cuenta se genera un movimiento: <text:span text:style-name="T14">En el caso de la C</text:span>aja de Ahorro, <text:span text:style-name="T14">el movimiento será un</text:span> crédito <text:span text:style-name="T14">de</text:span> $10.00 <text:span text:style-name="T14">en concepto de</text:span> bienvenida; <text:span text:style-name="T14">y en el caso de la C</text:span>uenta <text:span text:style-name="T14">C</text:span>orriente <text:span text:style-name="T14">será </text:span>un débito de $650 en concepto de gastos administrativos. Además, al momento de crear la <text:s/>cuenta se calcula el límite disponible en tarjeta de crédito para las Cajas de Ahorro, en este caso, <text:span text:style-name="T14">el mismo es </text:span>el triple de los ingresos <text:span text:style-name="T14">mensuales </text:span>del cliente. Y en el caso de las Cuentas Corrientes se calcula el límite disponible que es el doble de los ingresos mensuales del cliente.</text:p>
      <text:p text:style-name="P9"/>
      <text:p text:style-name="P7"><text:span text:style-name="T4">Realizar los siguientes Tests Unitarios</text:span>:</text:p>
      <text:p text:style-name="P7">Crear una Caja de Ahorro y verificar que la misma est<text:span text:style-name="T15">e</text:span> habilitada, tenga un saldo de $1.000 (credito bienvenida), <text:span text:style-name="T15">tenga dicho movimiento, y el límite disponible en tarjeta de crédito sea el triple de los ingresos mensuales del cliente.</text:span></text:p>
      <text:p text:style-name="P6"/>
      <text:p text:style-name="P6"><text:span text:style-name="T15">Crear una Cuenta Corriente y verificar que la misma este habilitada, tenga un saldo negativo de $650 (gastos administrativos), tenga dicho movimiento, y el límite disponible sea el doble de los ingresos mensuales del cliente.</text:span></text:p>
      <text:p text:style-name="P9"/>
      <text:p text:style-name="P12">Se sugiere reslizar test que evaluen el correcto comportamiento de todos los casos.</text:p>
      <text:p text:style-name="P9"/>
      <text:p text:style-name="P15"><text:span text:style-name="T2">Requerimientos</text:span><text:span text:style-name="T19">:</text:span></text:p>
      <text:p text:style-name="P13">Retornar todas las cuentas embargadas del Banco. No utilizar método equals, sino ==. Pensar y Justificar.</text:p>
      <text:p text:style-name="P8"/>
      <text:p text:style-name="P17"><text:span text:style-name="T17">NOTAS</text:span><text:span text:style-name="T16">: </text:span>Brindar una solución con la implementación de Patrones de diseño. <text:span text:style-name="T12">Los errores deben ser manejados mediante excepciones.</text:span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8pt" fo:font-style="italic" officeooo:rsid="0029b2bf" officeooo:paragraph-rsid="001d5b6d" style:font-size-asian="8pt" style:font-style-asian="italic" style:font-size-complex="8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arial" fo:font-size="8pt" fo:font-style="italic" officeooo:rsid="001effb2" officeooo:paragraph-rsid="001effb2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fo:background-color="transparent" draw:fill="none"/>
      </style:header-style>
      <style:footer-style>
        <style:header-footer-properties fo:min-height="0cm" fo:margin-top="0.499cm" fo:border-top="0.06pt solid #000000" fo:border-bottom="none" fo:border-left="none" fo:border-right="none" fo:padding="0.051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Programación con Objetos 2 - Patrones de Diseño - ejercicio</text:p>
      </style:header>
      <style:footer>
        <text:p text:style-name="MP2">pá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27:46.159436473</meta:creation-date>
    <dc:date>2023-09-13T13:39:58.123105377</dc:date>
    <meta:editing-duration>PT2H38M2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527" meta:character-count="3151" meta:non-whitespace-character-count="2646"/>
  </office:meta>
</office:document-meta>
</file>